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40.78mm"/>
    </style:style>
    <style:style style:name="co3" style:family="table-column">
      <style:table-column-properties fo:break-before="auto" style:column-width="31.91mm"/>
    </style:style>
    <style:style style:name="co4" style:family="table-column">
      <style:table-column-properties fo:break-before="auto" style:column-width="137.53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9.98mm"/>
    </style:style>
    <style:style style:name="co7" style:family="table-column">
      <style:table-column-properties fo:break-before="auto" style:column-width="19.12mm"/>
    </style:style>
    <style:style style:name="co8" style:family="table-column">
      <style:table-column-properties fo:break-before="auto" style:column-width="17.57mm"/>
    </style:style>
    <style:style style:name="ro1" style:family="table-row">
      <style:table-row-properties style:row-height="5.57mm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Mfr.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Qty.</text:p>
          </table:table-cell>
          <table:table-cell table:style-name="ce1" office:value-type="string" calcext:value-type="string">
            <text:p>Price (CAD)</text:p>
          </table:table-cell>
          <table:table-cell table:style-name="ce1" office:value-type="string" calcext:value-type="string">
            <text:p>Ext.: (CA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-VJ0603V105MXQCBC</text:p>
          </table:table-cell>
          <table:table-cell office:value-type="string" calcext:value-type="string">
            <text:p>VJ0603V105MXQCW1B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ltilayer Ceramic Capacitors MLCC - SMD/SMT 0603 1uF 10volts Y5V 20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1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-GRM18R60J475KE19D</text:p>
          </table:table-cell>
          <table:table-cell office:value-type="string" calcext:value-type="string">
            <text:p>GRM188R60J475KE19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ultilayer Ceramic Capacitors MLCC - SMD/SMT 0603 4.7uF 6.3volts X5R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155</text:p>
          </table:table-cell>
          <table:table-cell office:value-type="string" calcext:value-type="string">
            <text:p>$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1-06036D106MAT2A</text:p>
          </table:table-cell>
          <table:table-cell office:value-type="string" calcext:value-type="string">
            <text:p>06036D106M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ultilayer Ceramic Capacitors MLCC - SMD/SMT 6.3V 10uF X5R 0603 20% Tol HIGH C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268</text:p>
          </table:table-cell>
          <table:table-cell office:value-type="string" calcext:value-type="string">
            <text:p>$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-VJ0603Y104JXJPBC</text:p>
          </table:table-cell>
          <table:table-cell office:value-type="string" calcext:value-type="string">
            <text:p>VJ0603Y104JXJPW1B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ltilayer Ceramic Capacitors MLCC - SMD/SMT 0603 0.1uF 16volts X7R 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9-MCP1700T3002E/TT</text:p>
          </table:table-cell>
          <table:table-cell office:value-type="string" calcext:value-type="string">
            <text:p>MCP1700T-3002E/T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DO Voltage Regulators 250mA Adj LDO 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564</text:p>
          </table:table-cell>
          <table:table-cell office:value-type="string" calcext:value-type="string">
            <text:p>$0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-CRCW0603-2.0K-E3</text:p>
          </table:table-cell>
          <table:table-cell office:value-type="string" calcext:value-type="string">
            <text:p>CRCW06032K0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hick Film Resistors - SMD 1/10watt 2.0Kohms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-CRCW0603-590K-E3</text:p>
          </table:table-cell>
          <table:table-cell office:value-type="string" calcext:value-type="string">
            <text:p>CRCW0603590K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hick Film Resistors - SMD 1/10watt 590Kohms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-CRCW02011M00FKED</text:p>
          </table:table-cell>
          <table:table-cell office:value-type="string" calcext:value-type="string">
            <text:p>CRCW02011M0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hick Film Resistors - SMD 1/20watt 1Mohms 1% 100p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.367</text:p>
          </table:table-cell>
          <table:table-cell office:value-type="string" calcext:value-type="string">
            <text:p>$1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6-FSMSM</text:p>
          </table:table-cell>
          <table:table-cell office:value-type="string" calcext:value-type="string">
            <text:p>FSMSM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actile Switches 3.5X6 SMT TACT TACT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381</text:p>
          </table:table-cell>
          <table:table-cell office:value-type="string" calcext:value-type="string">
            <text:p>$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9-MCP1640TI/CHY</text:p>
          </table:table-cell>
          <table:table-cell office:value-type="string" calcext:value-type="string">
            <text:p>MCP1640T-I/C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Voltage Regulators - Switching Regulators 500 kHz 300 mA Syn. PWM/PFM ena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874</text:p>
          </table:table-cell>
          <table:table-cell office:value-type="string" calcext:value-type="string">
            <text:p>$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5-AT-2440TWTR</text:p>
          </table:table-cell>
          <table:table-cell office:value-type="string" calcext:value-type="string">
            <text:p>AT-2440-TWT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Speakers &amp; Transducers 3V 80dBA 4000H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0-744028004</text:p>
          </table:table-cell>
          <table:table-cell office:value-type="string" calcext:value-type="string">
            <text:p>744028004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Fixed Inductors WE-TPC 2811 4.7uH .85A .265O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-STM32F030F4P6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RM Microcontrollers - MCU Value-Line ARM MCU 16kB 48 MH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1-3-1734592-0</text:p>
          </table:table-cell>
          <table:table-cell office:value-type="string" calcext:value-type="string">
            <text:p>3-1734592-0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FFC &amp; FPC Connectors 0.5mm PITCH B/C 30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3-XG8S-0231</text:p>
          </table:table-cell>
          <table:table-cell office:value-type="string" calcext:value-type="string">
            <text:p>XG8S-0231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Headers &amp; Wire Housings Connect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0.155</text:p>
          </table:table-cell>
          <table:table-cell office:value-type="string" calcext:value-type="string">
            <text:p>$3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6-SML-LX0603SRW</text:p>
          </table:table-cell>
          <table:table-cell office:value-type="string" calcext:value-type="string">
            <text:p>SML-LX0603SRW-TR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tandard LEDs - SMD Super Red, 660nm 1.7V, 45m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606</text:p>
          </table:table-cell>
          <table:table-cell office:value-type="string" calcext:value-type="string">
            <text:p>$0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6-SML-LX0603SYW</text:p>
          </table:table-cell>
          <table:table-cell office:value-type="string" calcext:value-type="string">
            <text:p>SML-LX0603SYW-TR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tandard LEDs - SMD Super Yellow, 590nm 2V, 60m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691</text:p>
          </table:table-cell>
          <table:table-cell office:value-type="string" calcext:value-type="string">
            <text:p>$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5-598-8030-107F</text:p>
          </table:table-cell>
          <table:table-cell office:value-type="string" calcext:value-type="string">
            <text:p>598-8030-107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Standard LEDs - SMD Orange Water Clr 150mcd 610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747</text:p>
          </table:table-cell>
          <table:table-cell office:value-type="string" calcext:value-type="string">
            <text:p>$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4-APT1608F3C</text:p>
          </table:table-cell>
          <table:table-cell office:value-type="string" calcext:value-type="string">
            <text:p>APT1608F3C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Infrared Emitters IR 940nm 120 deg Water Clr 1.2 mW/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367</text:p>
          </table:table-cell>
          <table:table-cell office:value-type="string" calcext:value-type="string">
            <text:p>$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56-TSL13T</text:p>
          </table:table-cell>
          <table:table-cell office:value-type="string" calcext:value-type="string">
            <text:p>TSL13T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Light To Frequency &amp; Light To Voltage Light to Voltage 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.00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Calibri" fo:font-family="Calibri" fo:font-size="11pt" style:font-name-asian="Lucida Sans Unicode" style:font-family-asian="'Lucida Sans Unicode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6:25:55.242142148</dc:date>
    <dc:creator>Tarek Loubani</dc:creator>
    <meta:editing-duration>PT1M16S</meta:editing-duration>
    <meta:editing-cycles>1</meta:editing-cycles>
    <meta:document-statistic meta:table-count="1" meta:cell-count="147" meta:object-count="0"/>
    <meta:generator>LibreOffice/5.2.2.2$Linux_X86_64 LibreOffice_project/20m0$Build-2</meta:generator>
  </office:meta>
</office:document-meta>
</file>